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dd4814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background-color="#ffccc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ackground-color="#ccffcc"/>
    </style:style>
    <style:style style:name="ce10" style:family="table-cell" style:parent-style-name="Default">
      <style:table-cell-properties fo:background-color="#dddddd"/>
      <style:text-properties fo:color="#dd4814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5"/>
          <table:table-cell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YS COUTNT</text:p>
          </table:table-cell>
          <table:table-cell table:style-name="ce2" office:value-type="string" calcext:value-type="string">
            <text:p>Day</text:p>
          </table:table-cell>
          <table:table-cell table:style-name="ce10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table:style-name="ce4" office:value-type="date" office:date-value="2015-04-21" calcext:value-type="date">
            <text:p>21/04/15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LEAVE : project practice</text:p>
          </table:table-cell>
          <table:table-cell table:number-columns-repeated="6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table:style-name="ce4" office:value-type="date" office:date-value="2015-04-23" calcext:value-type="date">
            <text:p>23/04/15</text:p>
          </table:table-cell>
          <table:table-cell table:style-name="ce7" office:value-type="string" calcext:value-type="string">
            <text:p>null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LEAVE : project submition</text:p>
          </table:table-cell>
          <table:table-cell table:number-columns-repeated="6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9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6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9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6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6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6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6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26" calcext:value-type="date">
            <text:p>26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5-26T11:24:27.029873832</dc:date>
    <meta:editing-duration>PT20M30S</meta:editing-duration>
    <meta:editing-cycles>6</meta:editing-cycles>
    <meta:generator>LibreOffice/4.2.7.2$Linux_X86_64 LibreOffice_project/420m0$Build-2</meta:generator>
    <meta:document-statistic meta:table-count="1" meta:cell-count="221" meta:object-count="0"/>
  </office:meta>
</office:document-meta>
</file>